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style:text-underline-style="none" fo:font-weight="normal" style:font-weight-asian="normal" style:font-weight-complex="normal"/>
    </style:style>
    <style:style style:name="P2" style:family="paragraph" style:parent-style-name="Standard">
      <style:text-properties style:font-name="Bitstream Vera Sans" style:text-underline-style="none" fo:font-weight="normal" officeooo:rsid="0022cbbf" officeooo:paragraph-rsid="00241e6a" style:font-weight-asian="normal" style:font-weight-complex="normal"/>
    </style:style>
    <style:style style:name="P3" style:family="paragraph" style:parent-style-name="Standard">
      <style:text-properties style:font-name="Bitstream Vera Sans" fo:font-size="11pt" style:text-underline-style="none" fo:font-weight="normal" officeooo:rsid="001ea6fd" officeooo:paragraph-rsid="001ea6fd" style:font-size-asian="9.60000038146973pt" style:font-weight-asian="normal" style:font-size-complex="11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ea6fd" style:font-size-asian="15pt" style:font-size-complex="15pt"/>
    </style:style>
    <style:style style:name="T3" style:family="text">
      <style:text-properties fo:font-size="15pt" officeooo:rsid="00232842" style:font-size-asian="15pt" style:font-size-complex="15pt"/>
    </style:style>
    <style:style style:name="T4" style:family="text">
      <style:text-properties fo:font-size="15pt" style:text-underline-style="solid" style:text-underline-width="auto" style:text-underline-color="font-color" fo:font-weight="bold" officeooo:rsid="001ea6fd" style:font-size-asian="15pt" style:font-weight-asian="bold" style:font-size-complex="15pt" style:font-weight-complex="bold"/>
    </style:style>
    <style:style style:name="T5" style:family="text">
      <style:text-properties fo:font-size="15pt" style:text-underline-style="solid" style:text-underline-width="auto" style:text-underline-color="font-color" officeooo:rsid="001ea6fd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4">PROJECT TOPIC ON COMPUTER VISION PROJECT DRAFT ONE(1)</text:span></text:p>
      <text:p text:style-name="P1"><text:span text:style-name="T2"><text:s text:c="14"/></text:span><text:span text:style-name="T5">AN OPENCV ARGUMENTED-REALITY PROJECT</text:span></text:p>
      <text:p text:style-name="P3"/>
      <text:p text:style-name="Standard"><text:span text:style-name="T4"/></text:p>
      <text:p text:style-name="P2"><text:span text:style-name="T3">Opencv is a </text:span><text:span text:style-name="T2">p</text:span><text:span text:style-name="T3">ython based library for computer vision and its algorithm to solve problem in the technological worl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1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22:22:52.669821318</meta:creation-date>
    <dc:date>2022-02-08T08:54:32.186050178</dc:date>
    <meta:editing-duration>PT12M26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1" meta:paragraph-count="3" meta:word-count="31" meta:character-count="217" meta:non-whitespace-character-count="175"/>
  </office:meta>
</office:document-meta>
</file>